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itCardConverter.getAsObject( FacesContext context , UIComponent component , String new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reditCardConverter.getAsString( FacesContext context , UIComponent component , Object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